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3E000002B7D1CC96E48CA3BFB2.png" manifest:media-type="image/png"/>
  <manifest:file-entry manifest:full-path="Pictures/100000000000023E000002B74021B42FEFED138D.png" manifest:media-type="image/png"/>
  <manifest:file-entry manifest:full-path="Pictures/100000000000023E000002B7AE0153AAC143772E.png" manifest:media-type="image/png"/>
  <manifest:file-entry manifest:full-path="Pictures/100000000000023E000002B735CC8EA3AA0EBA3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b13b" officeooo:paragraph-rsid="0013b13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CARD</text:p>
      <text:p text:style-name="P1"/>
      <text:p text:style-name="P1"/>
      <text:p text:style-name="P1"/>
      <text:p text:style-name="P1"><draw:frame draw:style-name="fr1" draw:name="Image1" text:anchor-type="paragraph" svg:width="11.479cm" svg:height="13.899cm" draw:z-index="0"><draw:image xlink:href="Pictures/100000000000023E000002B735CC8EA3AA0EBA3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AADHAR CARD</text:p>
      <text:p text:style-name="P1"/>
      <text:p text:style-name="P1"/>
      <text:p text:style-name="P1"><draw:frame draw:style-name="fr1" draw:name="Image2" text:anchor-type="paragraph" svg:width="11.479cm" svg:height="13.899cm" draw:z-index="1"><draw:image xlink:href="Pictures/100000000000023E000002B74021B42FEFED138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DRIVING LICENCE</text:p>
      <text:p text:style-name="P1"/>
      <text:p text:style-name="P1"/>
      <text:p text:style-name="P1"><draw:frame draw:style-name="fr1" draw:name="Image3" text:anchor-type="paragraph" svg:width="11.479cm" svg:height="13.899cm" draw:z-index="2"><draw:image xlink:href="Pictures/100000000000023E000002B7AE0153AAC143772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VOTER ID</text:p>
      <text:p text:style-name="P1"/>
      <text:p text:style-name="P1"/>
      <text:p text:style-name="P1"/>
      <text:p text:style-name="P1"><draw:frame draw:style-name="fr1" draw:name="Image4" text:anchor-type="paragraph" svg:width="11.479cm" svg:height="13.899cm" draw:z-index="3"><draw:image xlink:href="Pictures/100000000000023E000002B7D1CC96E48CA3BFB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1-22T11:48:51.409662000</meta:creation-date>
    <dc:date>2021-11-22T14:55:20.013847000</dc:date>
    <meta:editing-duration>PT5M57S</meta:editing-duration>
    <meta:editing-cycles>2</meta:editing-cycles>
    <meta:generator>LibreOffice/6.3.3.2$MacOSX_X86_64 LibreOffice_project/a64200df03143b798afd1ec74a12ab50359878ed</meta:generator>
    <meta:document-statistic meta:table-count="0" meta:image-count="4" meta:object-count="0" meta:page-count="4" meta:paragraph-count="4" meta:word-count="7" meta:character-count="41" meta:non-whitespace-character-count="38"/>
  </office:meta>
</office:document-meta>
</file>